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Roman-Ivas/Navigation_men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3-06-25T21:32:08.954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45" meta:non-whitespace-character-count="45"/>
  </office:meta>
</office:document-meta>
</file>